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8B000001A078919B0231733B30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2.201cm" fo:padding-top="0cm" fo:padding-bottom="0cm" fo:padding-left="0cm" fo:padding-right="0cm" fo:wrap-option="wrap" draw:shadow-color="#808080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21cm" fo:min-width="7.684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2.201cm" fo:padding-top="0cm" fo:padding-bottom="0cm" fo:padding-left="0cm" fo:padding-right="0cm" fo:wrap-option="wrap" draw:shadow-color="#808080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2.201cm" fo:padding-top="0cm" fo:padding-bottom="0cm" fo:padding-left="0cm" fo:padding-right="0cm" fo:wrap-option="wrap" draw:shadow-color="#808080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2.201cm" fo:padding-top="0cm" fo:padding-bottom="0cm" fo:padding-left="0cm" fo:padding-right="0cm" fo:wrap-option="wrap" draw:shadow-color="#808080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false" draw:auto-grow-width="false" fo:min-height="7.004cm" fo:min-width="0cm" fo:padding-top="0cm" fo:padding-bottom="0cm" fo:padding-left="0cm" fo:padding-right="0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4.001cm" fo:min-width="0cm" fo:padding-top="0cm" fo:padding-bottom="0cm" fo:padding-left="0cm" fo:padding-right="0cm" fo:wrap-option="wrap" draw:shadow-color="#808080"/>
    </style:style>
    <style:style style:name="pr3" style:family="presentation" style:parent-style-name="Title1-notes">
      <style:graphic-properties draw:fill-color="#ffffff" fo:min-height="12.409cm"/>
    </style:style>
    <style:style style:name="pr4" style:family="presentation" style:parent-style-name="Title3-title">
      <style:graphic-properties draw:stroke="none" draw:fill="none" draw:fill-color="#ffffff" draw:textarea-horizontal-align="justify" draw:textarea-vertical-align="top" draw:auto-grow-height="false" draw:auto-grow-width="false" fo:min-height="2.003cm" fo:min-width="0cm" fo:padding-top="0cm" fo:padding-bottom="0cm" fo:padding-left="0cm" fo:padding-right="0cm" fo:wrap-option="wrap" draw:shadow-color="#808080"/>
    </style:style>
    <style:style style:name="pr5" style:family="presentation" style:parent-style-name="Title3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397cm" fo:min-width="0cm" fo:padding-top="0cm" fo:padding-bottom="0cm" fo:padding-left="0cm" fo:padding-right="0cm" fo:wrap-option="wrap" draw:shadow-color="#808080"/>
    </style:style>
    <style:style style:name="pr6" style:family="presentation" style:parent-style-name="Title3-notes">
      <style:graphic-properties draw:stroke="none" draw:fill="none" draw:fill-color="#ffffff" draw:textarea-horizontal-align="justify" draw:textarea-vertical-align="top" fo:min-height="12.409cm" draw:shadow-color="#808080"/>
    </style:style>
    <style:style style:name="pr7" style:family="presentation" style:parent-style-name="Title2-title">
      <style:graphic-properties draw:stroke="none" draw:fill="none" draw:fill-color="#ffffff" draw:textarea-horizontal-align="justify" draw:textarea-vertical-align="top" draw:auto-grow-height="false" draw:auto-grow-width="false" fo:min-height="2.003cm" fo:min-width="0cm" fo:padding-top="0cm" fo:padding-bottom="0cm" fo:padding-left="0cm" fo:padding-right="0cm" fo:wrap-option="wrap" draw:shadow-color="#808080"/>
    </style:style>
    <style:style style:name="pr8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397cm" fo:min-width="0cm" fo:padding-top="0cm" fo:padding-bottom="0cm" fo:padding-left="0cm" fo:padding-right="0cm" fo:wrap-option="wrap" draw:shadow-color="#808080"/>
    </style:style>
    <style:style style:name="pr9" style:family="presentation" style:parent-style-name="Title2-notes">
      <style:graphic-properties draw:fill-color="#ffffff" fo:min-height="12.409cm"/>
    </style:style>
    <style:style style:name="pr10" style:family="presentation" style:parent-style-name="Title4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397cm" fo:min-width="0cm" fo:padding-top="0cm" fo:padding-bottom="0cm" fo:padding-left="0cm" fo:padding-right="0cm" fo:wrap-option="wrap" draw:shadow-color="#808080"/>
    </style:style>
    <style:style style:name="pr11" style:family="presentation" style:parent-style-name="Title4-title">
      <style:graphic-properties draw:stroke="none" draw:fill="none" draw:fill-color="#ffffff" draw:textarea-horizontal-align="justify" draw:textarea-vertical-align="top" draw:auto-grow-height="false" draw:auto-grow-width="false" fo:min-height="2.003cm" fo:min-width="0cm" fo:padding-top="0cm" fo:padding-bottom="0cm" fo:padding-left="0cm" fo:padding-right="0cm" fo:wrap-option="wrap" draw:shadow-color="#808080"/>
    </style:style>
    <style:style style:name="pr12" style:family="presentation" style:parent-style-name="Title4-notes">
      <style:graphic-properties draw:fill-color="#ffffff" fo:min-height="12.409cm"/>
    </style:style>
    <style:style style:name="pr13" style:family="presentation" style:parent-style-name="Title5-title">
      <style:graphic-properties draw:stroke="none" draw:fill="none" draw:fill-color="#ffffff" draw:textarea-horizontal-align="justify" draw:textarea-vertical-align="top" draw:auto-grow-height="false" draw:auto-grow-width="false" fo:min-height="7.075cm" fo:min-width="0cm" fo:padding-top="0cm" fo:padding-bottom="0cm" fo:padding-left="0cm" fo:padding-right="0cm" fo:wrap-option="wrap" draw:shadow-color="#808080"/>
    </style:style>
    <style:style style:name="pr14" style:family="presentation" style:parent-style-name="Title5-notes">
      <style:graphic-properties draw:stroke="none" draw:fill="none" draw:fill-color="#ffffff" draw:textarea-horizontal-align="justify" draw:textarea-vertical-align="top" fo:min-height="12.409cm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1cm" fo:margin-bottom="0cm" fo:text-align="start" fo:text-indent="0cm" style:punctuation-wrap="hanging" style:line-break="strict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line-height="100%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cm" fo:margin-bottom="0cm" fo:text-indent="0cm" style:punctuation-wrap="hanging" style:line-break="strict"/>
    </style:style>
    <style:style style:name="P10" style:family="paragraph">
      <style:paragraph-properties fo:margin-left="0cm" fo:margin-right="0cm" fo:margin-top="0.705cm" fo:margin-bottom="0cm" fo:text-indent="0cm" style:punctuation-wrap="hanging" style:line-break="strict"/>
    </style:style>
    <style:style style:name="P11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2" style:family="paragraph">
      <style:paragraph-properties fo:margin-left="0cm" fo:margin-right="0cm" fo:margin-top="0.564cm" fo:margin-bottom="0cm" fo:text-indent="0cm" style:punctuation-wrap="hanging" style:line-break="strict"/>
    </style:style>
    <style:style style:name="P13" style:family="paragraph">
      <style:paragraph-properties fo:margin-left="0cm" fo:margin-right="0cm" fo:margin-top="0.141cm" fo:margin-bottom="0cm" fo:text-indent="0cm" style:punctuation-wrap="hanging" style:line-break="strict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left="0cm" fo:margin-right="0cm" fo:text-align="end" fo:text-indent="0cm" style:punctuation-wrap="hanging" style:line-break="strict"/>
    </style:style>
    <style:style style:name="P16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cm" fo:margin-right="0cm" fo:margin-top="0.705cm" fo:margin-bottom="0cm" fo:text-indent="0.035cm" style:punctuation-wrap="hanging" style:line-break="strict"/>
    </style:style>
    <style:style style:name="T1" style:family="text">
      <style:text-properties fo:color="#00b1ac" fo:font-size="48pt" fo:language="de" fo:country="DE" style:font-size-asian="48pt" style:language-asian="de" style:country-asian="DE" style:font-size-complex="48pt" style:language-complex="de" style:country-complex="DE"/>
    </style:style>
    <style:style style:name="T2" style:family="text">
      <style:text-properties fo:color="#000000" fo:font-size="48pt" fo:language="de" fo:country="DE" style:font-size-asian="48pt" style:language-asian="de" style:country-asian="DE" style:font-size-complex="48pt" style:language-complex="de" style:country-complex="DE"/>
    </style:style>
    <style:style style:name="T3" style:family="text">
      <style:text-properties fo:language="de" fo:country="DE" style:language-asian="de" style:country-asian="DE" style:language-complex="de" style:country-complex="DE"/>
    </style:style>
    <style:style style:name="T4" style:family="text">
      <style:text-properties style:font-name="Verdana" fo:font-size="8pt" fo:language="de" fo:country="DE" style:font-size-asian="8pt" style:language-asian="de" style:country-asian="DE" style:font-size-complex="8pt" style:language-complex="de" style:country-complex="DE"/>
    </style:style>
    <style:style style:name="T5" style:family="text">
      <style:text-properties style:font-name="Verdana" fo:font-size="8pt" fo:language="de" fo:country="DE" fo:font-weight="bold" style:font-size-asian="8pt" style:language-asian="de" style:country-asian="DE" style:font-weight-asian="bold" style:font-size-complex="8pt" style:language-complex="de" style:country-complex="DE" style:font-weight-complex="bold"/>
    </style:style>
    <style:style style:name="T6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style:style style:name="T7" style:family="text">
      <style:text-properties fo:font-size="48pt" fo:language="de" fo:country="DE" style:font-size-asian="48pt" style:language-asian="de" style:country-asian="DE" style:font-size-complex="48pt" style:language-complex="de" style:country-complex="DE"/>
    </style:style>
    <style:style style:name="T8" style:family="text">
      <style:text-properties fo:color="#000000" fo:font-size="24pt" fo:language="de" fo:country="DE" style:font-size-asian="24pt" style:language-asian="de" style:country-asian="DE" style:font-size-complex="24pt" style:language-complex="de" style:country-complex="DE"/>
    </style:style>
    <style:style style:name="T9" style:family="text">
      <style:text-properties fo:color="#000000" fo:font-size="16pt" fo:language="de" fo:country="DE" style:font-size-asian="16pt" style:language-asian="de" style:country-asian="DE" style:font-size-complex="16pt" style:language-complex="de" style:country-complex="DE"/>
    </style:style>
    <text:list-style style:name="L1">
      <text:list-level-style-number text:level="1" style:num-format="">
        <style:list-level-properties/>
        <style:text-properties fo:color="#00b1ac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Verdana" fo:color="#000000" fo:font-size="100%"/>
      </text:list-level-style-bullet>
      <text:list-level-style-bullet text:level="3" text:bullet-char="&gt;">
        <style:list-level-properties text:space-before="0.74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/>
        <style:text-properties style:font-name="Arial" fo:color="#000000" fo:font-size="100%"/>
      </text:list-level-style-bullet>
      <text:list-level-style-bullet text:level="5" text:bullet-char="&gt;">
        <style:list-level-properties text:space-before="0.74cm"/>
        <style:text-properties style:font-name="Arial" fo:color="#000000" fo:font-size="100%"/>
      </text:list-level-style-bullet>
      <text:list-level-style-bullet text:level="6" text:bullet-char="&gt;">
        <style:list-level-properties text:space-before="0.74cm"/>
        <style:text-properties style:font-name="Arial" fo:color="#000000" fo:font-size="100%"/>
      </text:list-level-style-bullet>
      <text:list-level-style-bullet text:level="7" text:bullet-char="&gt;">
        <style:list-level-properties text:space-before="0.74cm"/>
        <style:text-properties style:font-name="Arial" fo:color="#000000" fo:font-size="100%"/>
      </text:list-level-style-bullet>
      <text:list-level-style-bullet text:level="8" text:bullet-char="&gt;">
        <style:list-level-properties text:space-before="0.74cm"/>
        <style:text-properties style:font-name="Arial" fo:color="#000000" fo:font-size="100%"/>
      </text:list-level-style-bullet>
      <text:list-level-style-bullet text:level="9" text:bullet-char="&gt;">
        <style:list-level-properties text:space-before="0.74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&gt;">
        <style:list-level-properties text:space-before="0.74cm" text:min-label-width="0.988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L5">
      <text:list-level-style-bullet text:level="1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&gt;">
        <style:list-level-properties text:space-before="0.74cm" text:min-label-width="0.988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L6">
      <text:list-level-style-bullet text:level="1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&gt;">
        <style:list-level-properties text:space-before="0.987cm" text:min-label-width="1.023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L7">
      <text:list-level-style-bullet text:level="1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&gt;">
        <style:list-level-properties text:space-before="0.74cm" text:min-label-width="0.988cm"/>
        <style:text-properties style:font-name="Verdana" fo:color="#000000" fo:font-size="100%"/>
      </text:list-level-style-bullet>
      <text:list-level-style-number text:level="4" style:num-format="">
        <style:list-level-properties/>
        <style:text-properties fo:color="#000000" fo:font-size="100%"/>
      </text:list-level-style-number>
      <text:list-level-style-bullet text:level="5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L8">
      <text:list-level-style-bullet text:level="1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&gt;">
        <style:list-level-properties text:space-before="0.74cm" text:min-label-width="0.988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&gt;">
        <style:list-level-properties text:space-before="0.987cm" text:min-label-width="1.023cm"/>
        <style:text-properties style:font-name="Verdana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0">
      <text:list-level-style-bullet text:level="1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&gt;">
        <style:list-level-properties text:space-before="0.74cm" text:min-label-width="0.988cm"/>
        <style:text-properties style:font-name="Verdana" fo:color="#000000" fo:font-size="100%"/>
      </text:list-level-style-bullet>
      <text:list-level-style-number text:level="4" style:num-format="">
        <style:list-level-properties/>
        <style:text-properties fo:color="#000000" fo:font-size="100%"/>
      </text:list-level-style-number>
      <text:list-level-style-bullet text:level="5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itel Zeile 1 Zeile 2 Zeile 3" draw:style-name="dp1" draw:master-page-name="Title1" presentation:use-date-time-name="dtd1">
        <draw:frame presentation:style-name="pr1" draw:text-style-name="P2" draw:layer="layout" svg:width="22.402cm" svg:height="7.003cm" svg:x="0.798cm" svg:y="5.123cm" presentation:class="title" presentation:user-transformed="true">
          <draw:text-box>
            <text:list text:style-name="L1">
              <text:list-header>
                <text:p text:style-name="P1"><text:span text:style-name="T1">Titel Zeile 1</text:span><text:span text:style-name="T2"><text:line-break/></text:span><text:span text:style-name="T2">Zeile 2</text:span><text:span text:style-name="T2"><text:line-break/></text:span><text:span text:style-name="T2">Zeile 3</text:span></text:p>
              </text:list-header>
            </text:list>
          </draw:text-box>
        </draw:frame>
        <draw:frame presentation:style-name="pr2" draw:text-style-name="P2" draw:layer="layout" svg:width="22.402cm" svg:height="4cm" svg:x="0.798cm" svg:y="12.801cm" presentation:class="subtitle" presentation:user-transformed="true">
          <draw:text-box>
            <text:list text:style-name="L2">
              <text:list-header>
                <text:p text:style-name="P3"><text:span text:style-name="T3">Untertitel</text:span></text:p>
                <text:p text:style-name="P3"><text:span text:style-name="T3">Datum</text:span></text:p>
              </text:list-header>
            </text:list>
          </draw:text-box>
        </draw:frame>
        <draw:custom-shape draw:name="Foliennummernplatzhalter 5" draw:style-name="gr1" draw:text-style-name="P5" draw:layer="layout" svg:width="0.83cm" svg:height="0.339cm" svg:x="22.348cm" svg:y="18.199cm">
          <text:list text:style-name="L3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3" draw:style-name="gr2" draw:text-style-name="P7" draw:layer="layout" svg:width="15.928cm" svg:height="0.339cm" svg:x="0.798cm" svg:y="18.199cm">
          <text:list text:style-name="L3">
            <text:list-header>
              <text:p text:style-name="P6"><text:span text:style-name="T5">© FH AACHEN</text:span><text:span text:style-name="T4"> <text:s/>| <text:s/>FACHBEREICH XXX <text:s/>| <text:s/>GGF. NAME STUDIERENDE(R) o. SEMINAR XXX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94cm" svg:height="10.341cm" svg:x="2.544cm" svg:y="2.067cm" draw:page-number="1" presentation:class="page"/>
          <draw:frame presentation:style-name="pr3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Überschrift Zeile 1 Zeile 2" draw:style-name="dp1" draw:master-page-name="Title3" presentation:use-date-time-name="dtd1">
        <draw:frame presentation:style-name="pr4" draw:text-style-name="P2" draw:layer="layout" svg:width="22.402cm" svg:height="2.002cm" svg:x="0.798cm" svg:y="1.724cm" presentation:class="title" presentation:user-transformed="true">
          <draw:text-box>
            <text:list text:style-name="L4">
              <text:list-header>
                <text:p text:style-name="P1"><text:span text:style-name="T3">Überschrift Zeile 1</text:span><text:span text:style-name="T3"><text:line-break/></text:span><text:span text:style-name="T3">Zeile 2</text:span></text:p>
              </text:list-header>
            </text:list>
          </draw:text-box>
        </draw:frame>
        <draw:frame presentation:style-name="pr5" draw:text-style-name="P2" draw:layer="layout" svg:width="22.402cm" svg:height="13.396cm" svg:x="0.798cm" svg:y="4.322cm" presentation:class="outline" presentation:user-transformed="true">
          <draw:text-box>
            <text:list text:style-name="L4">
              <text:list-header>
                <text:p text:style-name="P9"><text:span text:style-name="T3">Text normal</text:span></text:p>
              </text:list-header>
            </text:list>
            <text:list text:style-name="L5">
              <text:list-item>
                <text:list>
                  <text:list-header>
                    <text:p text:style-name="P10"><text:span text:style-name="T3">Zweite Ebene</text:span></text:p>
                  </text:list-header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1"><text:span text:style-name="T3">Dritte Ebene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2"><text:span text:style-name="T3">Vierte Ebene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3"><text:span text:style-name="T3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Datumsplatzhalter 7" draw:style-name="gr4" draw:text-style-name="P5" draw:layer="layout" svg:width="2.201cm" svg:height="0.339cm" svg:x="20.3cm" svg:y="18.199cm">
          <text:list text:style-name="L3">
            <text:list-header>
              <text:p text:style-name="P4"><text:span text:style-name="T4">02.03.2011 <text:s/>|</text:span></text:p>
            </text:list-header>
          </text:list>
          <draw:enhanced-geometry svg:viewBox="0 0 21600 21600" draw:mirror-horizontal="true" draw:type="mso-spt202" draw:enhanced-path="M 0 0 L 21600 0 21600 21600 0 21600 0 0 Z N"/>
        </draw:custom-shape>
        <draw:custom-shape draw:name="Foliennummernplatzhalter 8" draw:style-name="gr5" draw:text-style-name="P5" draw:layer="layout" svg:width="0.83cm" svg:height="0.339cm" svg:x="22.348cm" svg:y="18.199cm">
          <text:list text:style-name="L3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6" draw:text-style-name="P7" draw:layer="layout" svg:width="15.928cm" svg:height="0.339cm" svg:x="0.798cm" svg:y="18.199cm">
          <text:list text:style-name="L3">
            <text:list-header>
              <text:p text:style-name="P6"><text:span text:style-name="T5">© FH AACHEN</text:span><text:span text:style-name="T4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layer="layout" svg:width="13.785cm" svg:height="10.341cm" svg:x="2.549cm" svg:y="2.068cm" draw:page-number="2" presentation:class="page"/>
          <draw:frame presentation:style-name="pr6" draw:text-style-name="P14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7" draw:text-style-name="P16" draw:layer="layout" svg:width="8.184cm" svg:height="1.381cm" svg:x="10.694cm" svg:y="26.189cm">
            <text:list text:style-name="L9">
              <text:list-header>
                <text:p text:style-name="P15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Neues Kapitel Zeile 1 Zeile 2" draw:style-name="dp1" draw:master-page-name="Title2" presentation:use-date-time-name="dtd1">
        <draw:frame presentation:style-name="pr7" draw:text-style-name="P2" draw:layer="layout" svg:width="22.402cm" svg:height="2.002cm" svg:x="0.798cm" svg:y="1.724cm" presentation:class="title" presentation:user-transformed="true">
          <draw:text-box>
            <text:list text:style-name="L4">
              <text:list-header>
                <text:p text:style-name="P1"><text:span text:style-name="T3">Neues Kapitel Zeile 1</text:span><text:span text:style-name="T3"><text:line-break/></text:span><text:span text:style-name="T3">Zeile 2</text:span></text:p>
              </text:list-header>
            </text:list>
          </draw:text-box>
        </draw:frame>
        <draw:frame presentation:style-name="pr8" draw:text-style-name="P2" draw:layer="layout" svg:width="22.402cm" svg:height="13.396cm" svg:x="0.798cm" svg:y="4.322cm" presentation:class="outline" presentation:user-transformed="true">
          <draw:text-box>
            <text:list text:style-name="L4">
              <text:list-header>
                <text:p text:style-name="P9"><text:span text:style-name="T7">Text </text:span><text:span text:style-name="T1">Text</text:span></text:p>
              </text:list-header>
            </text:list>
          </draw:text-box>
        </draw:frame>
        <draw:custom-shape draw:name="Datumsplatzhalter 6" draw:style-name="gr8" draw:text-style-name="P5" draw:layer="layout" svg:width="2.201cm" svg:height="0.339cm" svg:x="20.3cm" svg:y="18.199cm">
          <text:list text:style-name="L3">
            <text:list-header>
              <text:p text:style-name="P4"><text:span text:style-name="T4">02.03.2011 <text:s/>|</text:span></text:p>
            </text:list-header>
          </text:list>
          <draw:enhanced-geometry svg:viewBox="0 0 21600 21600" draw:mirror-horizontal="true" draw:type="mso-spt202" draw:enhanced-path="M 0 0 L 21600 0 21600 21600 0 21600 0 0 Z N"/>
        </draw:custom-shape>
        <draw:custom-shape draw:name="Foliennummernplatzhalter 7" draw:style-name="gr9" draw:text-style-name="P5" draw:layer="layout" svg:width="0.83cm" svg:height="0.339cm" svg:x="22.348cm" svg:y="18.199cm">
          <text:list text:style-name="L3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8" draw:style-name="gr10" draw:text-style-name="P7" draw:layer="layout" svg:width="15.928cm" svg:height="0.339cm" svg:x="0.798cm" svg:y="18.199cm">
          <text:list text:style-name="L3">
            <text:list-header>
              <text:p text:style-name="P6"><text:span text:style-name="T5">© FH AACHEN</text:span><text:span text:style-name="T4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94cm" svg:height="10.341cm" svg:x="2.544cm" svg:y="2.067cm" draw:page-number="3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" draw:style-name="dp1" draw:master-page-name="Title4" presentation:use-date-time-name="dtd1">
        <draw:frame presentation:style-name="pr10" draw:text-style-name="P2" draw:layer="layout" svg:width="10.804cm" svg:height="13.396cm" svg:x="0.798cm" svg:y="4.322cm" presentation:class="outline" presentation:user-transformed="true">
          <draw:text-box>
            <text:list text:style-name="L4">
              <text:list-header>
                <text:p text:style-name="P9"><text:span text:style-name="T8">Text Spalte 2</text:span></text:p>
              </text:list-header>
            </text:list>
            <text:list text:style-name="L5">
              <text:list-item>
                <text:list>
                  <text:list-header>
                    <text:p text:style-name="P17"><text:span text:style-name="T8">Zweite Ebene</text:span></text:p>
                    <text:list>
                      <text:list-item>
                        <text:p text:style-name="P11"><text:span text:style-name="T8">Dritte Ebene</text:span></text:p>
                      </text:list-item>
                    </text:list>
                  </text:list-header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2"><text:span text:style-name="T9">Vierte Ebene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3"><text:span text:style-name="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header>
                <text:p text:style-name="P13"><text:span text:style-name="T9"/></text:p>
              </text:list-header>
            </text:list>
          </draw:text-box>
        </draw:frame>
        <draw:frame presentation:style-name="pr11" draw:text-style-name="P2" draw:layer="layout" svg:width="22.402cm" svg:height="2.002cm" svg:x="0.798cm" svg:y="1.724cm" presentation:class="title" presentation:user-transformed="true">
          <draw:text-box>
            <text:list text:style-name="L4">
              <text:list-header>
                <text:p text:style-name="P1"><text:span text:style-name="T3">Überschrift Zeile 1</text:span><text:span text:style-name="T3"><text:line-break/></text:span><text:span text:style-name="T3">Zeile 2</text:span></text:p>
              </text:list-header>
            </text:list>
          </draw:text-box>
        </draw:frame>
        <draw:frame presentation:style-name="pr10" draw:text-style-name="P2" draw:layer="layout" svg:width="10.8cm" svg:height="13.396cm" svg:x="12.4cm" svg:y="4.322cm" presentation:class="outline" presentation:user-transformed="true">
          <draw:text-box>
            <text:list text:style-name="L4">
              <text:list-header>
                <text:p text:style-name="P9"><text:span text:style-name="T8">Text Spalte 1</text:span></text:p>
              </text:list-header>
            </text:list>
            <text:list text:style-name="L5">
              <text:list-item>
                <text:list>
                  <text:list-header>
                    <text:p text:style-name="P10"><text:span text:style-name="T8">Zweite Ebene</text:span></text:p>
                    <text:list>
                      <text:list-item>
                        <text:p text:style-name="P11"><text:span text:style-name="T8">Dritte Ebene</text:span></text:p>
                      </text:list-item>
                    </text:list>
                  </text:list-header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2"><text:span text:style-name="T9">Vierte Ebene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3"><text:span text:style-name="T9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header>
                <text:p text:style-name="P13"><text:span text:style-name="T9"/></text:p>
              </text:list-header>
            </text:list>
          </draw:text-box>
        </draw:frame>
        <draw:custom-shape draw:name="Datumsplatzhalter 7" draw:style-name="gr11" draw:text-style-name="P5" draw:layer="layout" svg:width="2.201cm" svg:height="0.339cm" svg:x="20.3cm" svg:y="18.199cm">
          <text:list text:style-name="L3">
            <text:list-header>
              <text:p text:style-name="P4"><text:span text:style-name="T4">02.03.2011 <text:s/>|</text:span></text:p>
            </text:list-header>
          </text:list>
          <draw:enhanced-geometry svg:viewBox="0 0 21600 21600" draw:mirror-horizontal="true" draw:type="mso-spt202" draw:enhanced-path="M 0 0 L 21600 0 21600 21600 0 21600 0 0 Z N"/>
        </draw:custom-shape>
        <draw:custom-shape draw:name="Foliennummernplatzhalter 8" draw:style-name="gr12" draw:text-style-name="P5" draw:layer="layout" svg:width="0.83cm" svg:height="0.339cm" svg:x="22.348cm" svg:y="18.199cm">
          <text:list text:style-name="L3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13" draw:text-style-name="P7" draw:layer="layout" svg:width="15.928cm" svg:height="0.339cm" svg:x="0.798cm" svg:y="18.199cm">
          <text:list text:style-name="L3">
            <text:list-header>
              <text:p text:style-name="P6"><text:span text:style-name="T5">© FH AACHEN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94cm" svg:height="10.341cm" svg:x="2.544cm" svg:y="2.067cm" draw:page-number="4" presentation:class="page"/>
          <draw:frame presentation:style-name="pr12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FH Aachen  Fachbereich xxx Name Studierende(r) o. Seminar xxx Straße Nr.  PLZ Ort" draw:style-name="dp1" draw:master-page-name="Title5" presentation:use-date-time-name="dtd1">
        <draw:frame presentation:style-name="pr13" draw:text-style-name="P2" draw:layer="layout" svg:width="22.402cm" svg:height="7.074cm" svg:x="0.798cm" svg:y="5.525cm" presentation:class="title" presentation:user-transformed="true">
          <draw:text-box>
            <text:list text:style-name="L4">
              <text:list-header>
                <text:p text:style-name="P1"><text:span text:style-name="T9">FH Aachen </text:span><text:span text:style-name="T9"><text:line-break/></text:span><text:span text:style-name="T9">Fachbereich xxx</text:span><text:span text:style-name="T9"><text:line-break/></text:span><text:span text:style-name="T9">Name Studierende(r) o. Seminar xxx</text:span><text:span text:style-name="T9"><text:line-break/></text:span><text:span text:style-name="T9">Straße Nr. </text:span><text:span text:style-name="T9"><text:line-break/></text:span><text:span text:style-name="T9">PLZ Ort</text:span></text:p>
              </text:list-header>
            </text:list>
          </draw:text-box>
        </draw:frame>
        <draw:custom-shape draw:name="Datumsplatzhalter 5" draw:style-name="gr14" draw:text-style-name="P5" draw:layer="layout" svg:width="2.201cm" svg:height="0.339cm" svg:x="20.3cm" svg:y="18.199cm">
          <text:list text:style-name="L3">
            <text:list-header>
              <text:p text:style-name="P4"><text:span text:style-name="T4">02.03.2011 <text:s/>|</text:span></text:p>
            </text:list-header>
          </text:list>
          <draw:enhanced-geometry svg:viewBox="0 0 21600 21600" draw:mirror-horizontal="true" draw:type="mso-spt202" draw:enhanced-path="M 0 0 L 21600 0 21600 21600 0 21600 0 0 Z N"/>
        </draw:custom-shape>
        <draw:custom-shape draw:name="Foliennummernplatzhalter 6" draw:style-name="gr15" draw:text-style-name="P5" draw:layer="layout" svg:width="0.83cm" svg:height="0.339cm" svg:x="22.348cm" svg:y="18.199cm">
          <text:list text:style-name="L3">
            <text:list-header>
              <text:p text:style-name="P4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7" draw:style-name="gr16" draw:text-style-name="P7" draw:layer="layout" svg:width="15.928cm" svg:height="0.339cm" svg:x="0.798cm" svg:y="18.199cm">
          <text:list text:style-name="L3">
            <text:list-header>
              <text:p text:style-name="P6"><text:span text:style-name="T5">© FH AACHEN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layer="layout" svg:width="13.785cm" svg:height="10.341cm" svg:x="2.549cm" svg:y="2.068cm" draw:page-number="5" presentation:class="page"/>
          <draw:frame presentation:style-name="pr14" draw:text-style-name="P14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7" draw:text-style-name="P16" draw:layer="layout" svg:width="8.184cm" svg:height="1.381cm" svg:x="10.694cm" svg:y="26.189cm">
            <text:list text:style-name="L9">
              <text:list-header>
                <text:p text:style-name="P15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graphic-properties>
        <text:list-style style:name="Title4-outline2">
          <text:list-level-style-bullet text:level="1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graphic-properties>
        <text:list-style style:name="Title5-outline2">
          <text:list-level-style-bullet text:level="1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gr7" style:family="graphic" style:parent-style-name="standard">
      <style:graphic-properties draw:stroke="solid" svg:stroke-width="0.018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gr1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gr1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gr16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gr17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gr18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gr19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gr2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gr2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gr22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gr23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/>
    </style:style>
    <style:style style:name="MP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indent="0cm" style:punctuation-wrap="hanging" style:line-break="strict"/>
    </style:style>
    <style:style style:name="MP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9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color="#000000" fo:font-size="12pt" fo:language="de" fo:country="DE" style:font-size-asian="12pt" style:language-asian="de" style:country-asian="DE" style:font-size-complex="12pt" style:language-complex="de" style:country-complex="DE"/>
    </style:style>
    <style:style style:name="MT2" style:family="text">
      <style:text-properties style:font-name="Verdana" fo:font-size="8pt" fo:language="de" fo:country="DE" style:font-size-asian="8pt" style:language-asian="de" style:country-asian="DE" style:font-size-complex="8pt" style:language-complex="de" style:country-complex="DE"/>
    </style:style>
    <style:style style:name="MT3" style:family="text">
      <style:text-properties style:font-name="Verdana" fo:font-size="8pt" fo:language="de" fo:country="DE" fo:font-weight="bold" style:font-size-asian="8pt" style:language-asian="de" style:country-asian="DE" style:font-weight-asian="bold" style:font-size-complex="8pt" style:language-complex="de" style:country-complex="DE" style:font-weight-complex="bold"/>
    </style:style>
    <style:style style:name="MT4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88cm" svg:height="27.57cm" svg:x="0cm" svg:y="0cm">
        <text:p/>
      </draw:rect>
      <draw:frame draw:style-name="Mgr2" draw:text-style-name="MP2" draw:layer="backgroundobjects" svg:width="8.184cm" svg:height="1.38cm" svg:x="0cm" svg:y="0cm" presentation:class="header">
        <draw:text-box>
          <text:list text:style-name="">
            <text:list-header>
              <text:p><text:span text:style-name="MT1"/></text:p>
            </text:list-header>
          </text:list>
        </draw:text-box>
      </draw:frame>
      <draw:frame draw:style-name="Mgr2" draw:text-style-name="MP4" draw:layer="backgroundobjects" svg:width="8.184cm" svg:height="1.38cm" svg:x="10.694cm" svg:y="0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3" draw:text-style-name="MP2" draw:layer="backgroundobjects" svg:width="8.184cm" svg:height="1.381cm" svg:x="0cm" svg:y="26.188cm" presentation:class="footer">
        <draw:text-box>
          <text:list text:style-name="">
            <text:list-header>
              <text:p><text:span text:style-name="MT1"/></text:p>
            </text:list-header>
          </text:list>
        </draw:text-box>
      </draw:frame>
      <draw:frame draw:style-name="Mgr3" draw:text-style-name="MP4" draw:layer="backgroundobjects" svg:width="8.184cm" svg:height="1.381cm" svg:x="10.694cm" svg:y="26.188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</style:handout-master>
    <style:master-page style:name="Default" style:page-layout-name="PM1" draw:style-name="Mdp1">
      <draw:frame presentation:style-name="Default-title" draw:layer="backgroundobjects" svg:width="22.402cm" svg:height="2.006cm" svg:x="0.798cm" svg:y="1.72cm" presentation:class="title" presentation:placeholder="true">
        <draw:text-box/>
      </draw:frame>
      <draw:frame presentation:style-name="Default-outline1" draw:layer="backgroundobjects" svg:width="22.402cm" svg:height="13.392cm" svg:x="0.798cm" svg:y="4.326cm" presentation:class="outline" presentation:placeholder="true">
        <draw:text-box/>
      </draw:frame>
      <draw:frame draw:style-name="Mgr4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02.03.2011 <text:s/>|</text:span></text:p>
            </text:list-header>
          </text:list>
        </draw:text-box>
      </draw:frame>
      <draw:frame draw:style-name="Mgr5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/text:p>
            </text:list-header>
          </text:list>
        </draw:text-box>
      </draw:frame>
      <draw:frame draw:style-name="Mgr6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line draw:name="Gerade Verbindung 7" draw:style-name="Mgr7" draw:text-style-name="MP9" draw:layer="backgroundobjects" svg:x1="0.798cm" svg:y1="18.102cm" svg:x2="23.2cm" svg:y2="18.106cm">
        <text:p/>
      </draw:lin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draw:style-name="Mgr2" draw:text-style-name="MP2" draw:layer="backgroundobjects" svg:width="8.184cm" svg:height="1.38cm" svg:x="0cm" svg:y="0cm" presentation:class="header">
          <draw:text-box>
            <text:list text:style-name="">
              <text:list-header>
                <text:p><text:span text:style-name="MT4"/></text:p>
              </text:list-header>
            </text:list>
          </draw:text-box>
        </draw:frame>
        <draw:frame draw:style-name="Mgr2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3.794cm" svg:height="10.341cm" svg:x="2.544cm" svg:y="2.067cm" presentation:class="page"/>
        <draw:frame presentation:style-name="Default-notes" draw:layer="backgroundobjects" svg:width="15.108cm" svg:height="12.409cm" svg:x="1.887cm" svg:y="13.096cm" presentation:class="notes" presentation:placeholder="true">
          <draw:text-box/>
        </draw:frame>
        <draw:frame draw:style-name="Mgr3" draw:text-style-name="MP2" draw:layer="backgroundobjects" svg:width="8.184cm" svg:height="1.381cm" svg:x="0cm" svg:y="26.188cm" presentation:class="footer">
          <draw:text-box>
            <text:list text:style-name="">
              <text:list-header>
                <text:p><text:span text:style-name="MT4"/></text:p>
              </text:list-header>
            </text:list>
          </draw:text-box>
        </draw:frame>
        <draw:frame draw:style-name="Mgr3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line draw:name="Gerade Verbindung 7" draw:style-name="Mgr7" draw:text-style-name="MP9" draw:layer="backgroundobjects" svg:x1="0.798cm" svg:y1="18.102cm" svg:x2="23.2cm" svg:y2="18.106cm">
        <text:p/>
      </draw:line>
      <draw:line draw:name="Gerade Verbindung 8" draw:style-name="Mgr8" draw:text-style-name="MP9" draw:layer="backgroundobjects" svg:x1="0.798cm" svg:y1="18.102cm" svg:x2="23.2cm" svg:y2="18.106cm">
        <text:p/>
      </draw:line>
      <draw:line draw:name="Gerade Verbindung 9" draw:style-name="Mgr7" draw:text-style-name="MP9" draw:layer="backgroundobjects" svg:x1="0.798cm" svg:y1="18.102cm" svg:x2="23.2cm" svg:y2="18.106cm">
        <text:p/>
      </draw:line>
      <draw:frame draw:name="Grafik 9" draw:style-name="Mgr9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frame presentation:style-name="Title1-title" draw:layer="backgroundobjects" svg:width="22.402cm" svg:height="2.006cm" svg:x="0.798cm" svg:y="1.72cm" presentation:class="title" presentation:placeholder="true">
        <draw:text-box/>
      </draw:frame>
      <draw:frame presentation:style-name="Title1-outline1" draw:layer="backgroundobjects" svg:width="22.402cm" svg:height="13.392cm" svg:x="0.798cm" svg:y="4.326cm" presentation:class="outline" presentation:placeholder="true">
        <draw:text-box/>
      </draw:frame>
      <draw:frame draw:style-name="Mgr10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draw:style-name="Mgr11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1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1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3.794cm" svg:height="10.341cm" svg:x="2.544cm" svg:y="2.067cm" presentation:class="page"/>
        <draw:frame presentation:style-name="Title1-notes" draw:layer="backgroundobjects" svg:width="15.108cm" svg:height="12.409cm" svg:x="1.887cm" svg:y="13.096cm" presentation:class="notes" presentation:placeholder="true">
          <draw:text-box/>
        </draw:frame>
        <draw:frame presentation:style-name="Mpr2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2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line draw:name="Gerade Verbindung 7" draw:style-name="Mgr7" draw:text-style-name="MP9" draw:layer="backgroundobjects" svg:x1="0.798cm" svg:y1="18.102cm" svg:x2="23.2cm" svg:y2="18.106cm">
        <text:p/>
      </draw:line>
      <draw:line draw:name="Gerade Verbindung 8" draw:style-name="Mgr7" draw:text-style-name="MP9" draw:layer="backgroundobjects" svg:x1="0.798cm" svg:y1="4cm" svg:x2="23.2cm" svg:y2="4.004cm">
        <text:p/>
      </draw:line>
      <draw:line draw:name="Gerade Verbindung 9" draw:style-name="Mgr7" draw:text-style-name="MP9" draw:layer="backgroundobjects" svg:x1="0.798cm" svg:y1="18.102cm" svg:x2="23.2cm" svg:y2="18.106cm">
        <text:p/>
      </draw:line>
      <draw:frame draw:name="Grafik 9" draw:style-name="Mgr9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frame presentation:style-name="Title2-title" draw:layer="backgroundobjects" svg:width="22.402cm" svg:height="2.006cm" svg:x="0.798cm" svg:y="1.72cm" presentation:class="title" presentation:placeholder="true">
        <draw:text-box/>
      </draw:frame>
      <draw:frame presentation:style-name="Title2-outline1" draw:layer="backgroundobjects" svg:width="22.402cm" svg:height="13.392cm" svg:x="0.798cm" svg:y="4.326cm" presentation:class="outline" presentation:placeholder="true">
        <draw:text-box/>
      </draw:frame>
      <draw:frame draw:style-name="Mgr12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02.03.2011 <text:s/>|</text:span></text:p>
            </text:list-header>
          </text:list>
        </draw:text-box>
      </draw:frame>
      <draw:frame draw:style-name="Mgr13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draw:style-name="Mgr14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3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3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3.794cm" svg:height="10.341cm" svg:x="2.544cm" svg:y="2.067cm" presentation:class="page"/>
        <draw:frame presentation:style-name="Title2-notes" draw:layer="backgroundobjects" svg:width="15.108cm" svg:height="12.409cm" svg:x="1.887cm" svg:y="13.096cm" presentation:class="notes" presentation:placeholder="true">
          <draw:text-box/>
        </draw:frame>
        <draw:frame presentation:style-name="Mpr4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4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line draw:name="Gerade Verbindung 7" draw:style-name="Mgr7" draw:text-style-name="MP9" draw:layer="backgroundobjects" svg:x1="0.798cm" svg:y1="18.102cm" svg:x2="23.2cm" svg:y2="18.106cm">
        <text:p/>
      </draw:line>
      <draw:line draw:name="Gerade Verbindung 8" draw:style-name="Mgr7" draw:text-style-name="MP9" draw:layer="backgroundobjects" svg:x1="0.798cm" svg:y1="18.102cm" svg:x2="23.2cm" svg:y2="18.106cm">
        <text:p/>
      </draw:line>
      <draw:frame draw:name="Grafik 9" draw:style-name="Mgr9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line draw:name="Gerade Verbindung 10" draw:style-name="Mgr7" draw:text-style-name="MP9" draw:layer="backgroundobjects" svg:x1="0.798cm" svg:y1="4cm" svg:x2="23.2cm" svg:y2="4.004cm">
        <text:p/>
      </draw:line>
      <draw:frame presentation:style-name="Title3-title" draw:layer="backgroundobjects" svg:width="22.402cm" svg:height="2.006cm" svg:x="0.798cm" svg:y="1.72cm" presentation:class="title" presentation:placeholder="true">
        <draw:text-box/>
      </draw:frame>
      <draw:frame presentation:style-name="Title3-outline1" draw:layer="backgroundobjects" svg:width="22.402cm" svg:height="13.392cm" svg:x="0.798cm" svg:y="4.326cm" presentation:class="outline" presentation:placeholder="true">
        <draw:text-box/>
      </draw:frame>
      <draw:frame draw:style-name="Mgr15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02.03.2011 <text:s/>|</text:span></text:p>
            </text:list-header>
          </text:list>
        </draw:text-box>
      </draw:frame>
      <draw:frame draw:style-name="Mgr16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draw:style-name="Mgr17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5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5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3-title" draw:layer="backgroundobjects" svg:width="13.794cm" svg:height="10.341cm" svg:x="2.544cm" svg:y="2.067cm" presentation:class="page"/>
        <draw:frame presentation:style-name="Title3-notes" draw:layer="backgroundobjects" svg:width="15.108cm" svg:height="12.409cm" svg:x="1.887cm" svg:y="13.096cm" presentation:class="notes" presentation:placeholder="true">
          <draw:text-box/>
        </draw:frame>
        <draw:frame presentation:style-name="Mpr6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6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line draw:name="Gerade Verbindung 7" draw:style-name="Mgr7" draw:text-style-name="MP9" draw:layer="backgroundobjects" svg:x1="0.798cm" svg:y1="18.102cm" svg:x2="23.2cm" svg:y2="18.106cm">
        <text:p/>
      </draw:line>
      <draw:line draw:name="Gerade Verbindung 8" draw:style-name="Mgr7" draw:text-style-name="MP9" draw:layer="backgroundobjects" svg:x1="0.798cm" svg:y1="18.102cm" svg:x2="23.2cm" svg:y2="18.106cm">
        <text:p/>
      </draw:line>
      <draw:frame draw:name="Grafik 9" draw:style-name="Mgr9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line draw:name="Gerade Verbindung 10" draw:style-name="Mgr7" draw:text-style-name="MP9" draw:layer="backgroundobjects" svg:x1="0.798cm" svg:y1="4cm" svg:x2="23.2cm" svg:y2="4.004cm">
        <text:p/>
      </draw:line>
      <draw:frame presentation:style-name="Title4-title" draw:layer="backgroundobjects" svg:width="22.402cm" svg:height="2.006cm" svg:x="0.798cm" svg:y="1.72cm" presentation:class="title" presentation:placeholder="true">
        <draw:text-box/>
      </draw:frame>
      <draw:frame presentation:style-name="Title4-outline1" draw:layer="backgroundobjects" svg:width="22.402cm" svg:height="13.392cm" svg:x="0.798cm" svg:y="4.326cm" presentation:class="outline" presentation:placeholder="true">
        <draw:text-box/>
      </draw:frame>
      <draw:frame draw:style-name="Mgr18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02.03.2011 <text:s/>|</text:span></text:p>
            </text:list-header>
          </text:list>
        </draw:text-box>
      </draw:frame>
      <draw:frame draw:style-name="Mgr19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draw:style-name="Mgr20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7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7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4-title" draw:layer="backgroundobjects" svg:width="13.794cm" svg:height="10.341cm" svg:x="2.544cm" svg:y="2.067cm" presentation:class="page"/>
        <draw:frame presentation:style-name="Title4-notes" draw:layer="backgroundobjects" svg:width="15.108cm" svg:height="12.409cm" svg:x="1.887cm" svg:y="13.096cm" presentation:class="notes" presentation:placeholder="true">
          <draw:text-box/>
        </draw:frame>
        <draw:frame presentation:style-name="Mpr8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8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line draw:name="Gerade Verbindung 7" draw:style-name="Mgr7" draw:text-style-name="MP9" draw:layer="backgroundobjects" svg:x1="0.798cm" svg:y1="18.102cm" svg:x2="23.2cm" svg:y2="18.106cm">
        <text:p/>
      </draw:line>
      <draw:line draw:name="Gerade Verbindung 8" draw:style-name="Mgr8" draw:text-style-name="MP9" draw:layer="backgroundobjects" svg:x1="0.798cm" svg:y1="18.102cm" svg:x2="23.2cm" svg:y2="18.106cm">
        <text:p/>
      </draw:line>
      <draw:line draw:name="Gerade Verbindung 9" draw:style-name="Mgr7" draw:text-style-name="MP9" draw:layer="backgroundobjects" svg:x1="0.798cm" svg:y1="18.102cm" svg:x2="23.2cm" svg:y2="18.106cm">
        <text:p/>
      </draw:line>
      <draw:frame draw:name="Grafik 9" draw:style-name="Mgr9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frame presentation:style-name="Title5-title" draw:layer="backgroundobjects" svg:width="22.402cm" svg:height="2.006cm" svg:x="0.798cm" svg:y="1.72cm" presentation:class="title" presentation:placeholder="true">
        <draw:text-box/>
      </draw:frame>
      <draw:frame presentation:style-name="Title5-outline1" draw:layer="backgroundobjects" svg:width="22.402cm" svg:height="13.392cm" svg:x="0.798cm" svg:y="4.326cm" presentation:class="outline" presentation:placeholder="true">
        <draw:text-box/>
      </draw:frame>
      <draw:frame draw:style-name="Mgr21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02.03.2011 <text:s/>|</text:span></text:p>
            </text:list-header>
          </text:list>
        </draw:text-box>
      </draw:frame>
      <draw:frame draw:style-name="Mgr22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draw:style-name="Mgr23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9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9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5-title" draw:layer="backgroundobjects" svg:width="13.794cm" svg:height="10.341cm" svg:x="2.544cm" svg:y="2.067cm" presentation:class="page"/>
        <draw:frame presentation:style-name="Title5-notes" draw:layer="backgroundobjects" svg:width="15.108cm" svg:height="12.409cm" svg:x="1.887cm" svg:y="13.096cm" presentation:class="notes" presentation:placeholder="true">
          <draw:text-box/>
        </draw:frame>
        <draw:frame presentation:style-name="Mpr10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10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el Zeile 1 Zeile 2 Zeile 3</dc:title>
    <meta:creation-date>2019-05-08T16:01:21.011000000</meta:creation-date>
    <dc:creator>Silvia Crummenerl</dc:creator>
    <dc:date>2011-05-11T16:43:16.890000000</dc:date>
    <meta:editing-cycles>40</meta:editing-cycles>
    <meta:document-statistic meta:object-count="139"/>
    <meta:generator>LibreOffice/5.4.7.2$Windows_X86_64 LibreOffice_project/c838ef25c16710f8838b1faec480ebba495259d0</meta:generator>
  </office:meta>
</office:document-meta>
</file>